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03d3c"/>
    </style:style>
    <style:style style:name="P2" style:family="paragraph" style:parent-style-name="Standard" style:list-style-name="L1">
      <style:text-properties officeooo:rsid="00103d3c" officeooo:paragraph-rsid="00103d3c"/>
    </style:style>
    <style:style style:name="P3" style:family="paragraph" style:parent-style-name="Standard">
      <style:text-properties officeooo:rsid="00103d3c" officeooo:paragraph-rsid="00103d3c"/>
    </style:style>
    <style:style style:name="P4" style:family="paragraph" style:parent-style-name="Standard">
      <style:text-properties officeooo:rsid="00103d3c" officeooo:paragraph-rsid="0018b530"/>
    </style:style>
    <style:style style:name="P5" style:family="paragraph" style:parent-style-name="Standard" style:list-style-name="L1">
      <style:text-properties officeooo:rsid="00120b60" officeooo:paragraph-rsid="00120b60"/>
    </style:style>
    <style:style style:name="P6" style:family="paragraph" style:parent-style-name="Standard">
      <style:text-properties officeooo:paragraph-rsid="00103d3c"/>
    </style:style>
    <style:style style:name="P7" style:family="paragraph" style:parent-style-name="Standard" style:list-style-name="L1">
      <style:text-properties officeooo:rsid="00139446" officeooo:paragraph-rsid="00139446"/>
    </style:style>
    <style:style style:name="P8" style:family="paragraph" style:parent-style-name="Standard">
      <style:text-properties fo:font-style="italic" officeooo:rsid="00144c9b" officeooo:paragraph-rsid="00103d3c" style:font-style-asian="italic" style:font-style-complex="italic"/>
    </style:style>
    <style:style style:name="P9" style:family="paragraph" style:parent-style-name="Standard" style:list-style-name="L1">
      <style:text-properties officeooo:rsid="0014718f" officeooo:paragraph-rsid="0014718f"/>
    </style:style>
    <style:style style:name="P10" style:family="paragraph" style:parent-style-name="Standard" style:list-style-name="L1">
      <style:text-properties officeooo:rsid="00155814" officeooo:paragraph-rsid="00155814"/>
    </style:style>
    <style:style style:name="P11" style:family="paragraph" style:parent-style-name="Standard" style:list-style-name="L1">
      <style:text-properties officeooo:rsid="00168b66" officeooo:paragraph-rsid="00168b66"/>
    </style:style>
    <style:style style:name="P12" style:family="paragraph" style:parent-style-name="Standard" style:list-style-name="L1">
      <style:text-properties officeooo:rsid="00179945" officeooo:paragraph-rsid="00179945"/>
    </style:style>
    <style:style style:name="P13" style:family="paragraph" style:parent-style-name="Standard">
      <style:text-properties officeooo:rsid="00179945" officeooo:paragraph-rsid="00179945"/>
    </style:style>
    <style:style style:name="P14" style:family="paragraph" style:parent-style-name="Standard" style:list-style-name="L1">
      <style:text-properties officeooo:rsid="0018b530" officeooo:paragraph-rsid="0018b530"/>
    </style:style>
    <style:style style:name="P15" style:family="paragraph" style:parent-style-name="Standard" style:list-style-name="L1">
      <style:text-properties officeooo:rsid="001bd214" officeooo:paragraph-rsid="001bd214"/>
    </style:style>
    <style:style style:name="P16" style:family="paragraph" style:parent-style-name="Standard">
      <style:text-properties officeooo:rsid="00144c9b" officeooo:paragraph-rsid="00103d3c"/>
    </style:style>
    <style:style style:name="P17" style:family="paragraph" style:parent-style-name="Standard" style:list-style-name="L1">
      <style:text-properties fo:font-style="normal" officeooo:rsid="001bd214" officeooo:paragraph-rsid="001bd214" style:font-style-asian="normal" style:font-style-complex="normal"/>
    </style:style>
    <style:style style:name="T1" style:family="text">
      <style:text-properties officeooo:rsid="00103d3c"/>
    </style:style>
    <style:style style:name="T2" style:family="text">
      <style:text-properties officeooo:rsid="00120b6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9945" style:font-style-asian="italic" style:font-style-complex="italic"/>
    </style:style>
    <style:style style:name="T6" style:family="text">
      <style:text-properties officeooo:rsid="00155814"/>
    </style:style>
    <style:style style:name="T7" style:family="text">
      <style:text-properties officeooo:rsid="00179945"/>
    </style:style>
    <style:style style:name="T8" style:family="text">
      <style:text-properties officeooo:rsid="0018b530"/>
    </style:style>
    <style:style style:name="T9" style:family="text">
      <style:text-properties officeooo:rsid="001d72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0016053112192438" text:style-name="L1">
        <text:list-item>
          <text:p text:style-name="P2">Physics Intro <text:s text:c="4"/><text:span text:style-name="T2">11 - 15</text:span> pages</text:p>
          <text:list>
            <text:list-item>
              <text:p text:style-name="P5">QCD Intro – 2 – 3 <text:s/>pages</text:p>
            </text:list-item>
            <text:list-item>
              <text:p text:style-name="P5">PDF and Proton structure – 4 – 5 pages</text:p>
              <text:list>
                <text:list-item>
                  <text:p text:style-name="P5">Mention Shadowing and anti-Shadowing</text:p>
                </text:list-item>
                <text:list-item>
                  <text:p text:style-name="P7">DGLAP evolution</text:p>
                </text:list-item>
              </text:list>
            </text:list-item>
            <text:list-item>
              <text:p text:style-name="P5">CGC in Context of Gluon Saturation 3 – 4 pages</text:p>
            </text:list-item>
            <text:list-item>
              <text:p text:style-name="P5">Measured Observables – 2 – 3 <text:s/>pages</text:p>
            </text:list-item>
          </text:list>
        </text:list-item>
      </text:list>
      <text:p text:style-name="P8"/>
      <text:p text:style-name="P16"><text:span text:style-name="T4"><text:tab/>I think in reality this section will be a bit longer.</text:span></text:p>
      <text:p text:style-name="P3"/>
      <text:list xml:id="list125515724364421" text:continue-numbering="true" text:style-name="L1">
        <text:list-item>
          <text:p text:style-name="P2">ATLAS Detector <text:s text:c="4"/>13 – 15 pages</text:p>
          <text:list>
            <text:list-item>
              <text:p text:style-name="P9">LHC / ATLAS overview – 2 - 3 pages</text:p>
            </text:list-item>
            <text:list-item>
              <text:p text:style-name="P9">Calorimeter System General Overview – 2 - 3 pages</text:p>
            </text:list-item>
            <text:list-item>
              <text:p text:style-name="P9">Detailed overview of following calorimeter systems. ~2 pages each</text:p>
              <text:list>
                <text:list-item>
                  <text:p text:style-name="P9">FCal </text:p>
                </text:list-item>
                <text:list-item>
                  <text:p text:style-name="P9">Barrel EM Cal</text:p>
                </text:list-item>
                <text:list-item>
                  <text:p text:style-name="P9">Barrel Hcal</text:p>
                </text:list-item>
                <text:list-item>
                  <text:p text:style-name="P9">Tile Cal</text:p>
                </text:list-item>
              </text:list>
            </text:list-item>
          </text:list>
        </text:list-item>
      </text:list>
      <text:p text:style-name="P3"/>
      <text:list xml:id="list125515274599609" text:continue-numbering="true" text:style-name="L1">
        <text:list-item>
          <text:p text:style-name="P2">Data Analysis <text:s text:c="4"/>4<text:span text:style-name="T9">5</text:span> – <text:span text:style-name="T9">50</text:span> pages</text:p>
          <text:list>
            <text:list-item>
              <text:p text:style-name="P9">Jet Reconstruction –<text:span text:style-name="T6"> 4 pages</text:span></text:p>
              <text:list>
                <text:list-item>
                  <text:p text:style-name="P9">Anti-kt4 clustering algorithm </text:p>
                </text:list-item>
              </text:list>
            </text:list-item>
            <text:list-item>
              <text:p text:style-name="P10">Data Sets used – 1 page</text:p>
            </text:list-item>
            <text:list-item>
              <text:p text:style-name="P10">Trigger and Event Selection – 2 pages </text:p>
            </text:list-item>
            <text:list-item>
              <text:p text:style-name="P11">Analysis Procedure – 3<text:span text:style-name="T7">5</text:span> pages (<text:span text:style-name="T4">Largely from IntNote, </text:span><text:span text:style-name="T5">with some editing + adding details</text:span><text:span text:style-name="T3">)</text:span></text:p>
              <text:list>
                <text:list-item>
                  <text:p text:style-name="P11">Overview</text:p>
                </text:list-item>
                <text:list-item>
                  <text:p text:style-name="P11">Unfolding</text:p>
                </text:list-item>
                <text:list-item>
                  <text:p text:style-name="P11">Jet Spectra</text:p>
                </text:list-item>
                <text:list-item>
                  <text:p text:style-name="P11">Re-weighting</text:p>
                </text:list-item>
                <text:list-item>
                  <text:p text:style-name="P11">Delta Phi distributions</text:p>
                </text:list-item>
                <text:list-item>
                  <text:p text:style-name="P11">Fitting</text:p>
                </text:list-item>
                <text:list-item>
                  <text:p text:style-name="P11">Closure</text:p>
                </text:list-item>
              </text:list>
            </text:list-item>
            <text:list-item>
              <text:p text:style-name="P12">Systematic Uncertainties –<text:span text:style-name="T8"> 6 – 7 pages</text:span></text:p>
            </text:list-item>
          </text:list>
        </text:list-item>
      </text:list>
      <text:p text:style-name="P13"/>
      <text:list xml:id="list125515499887418" text:continue-numbering="true" text:style-name="L1">
        <text:list-item>
          <text:p text:style-name="P14">Results – 6 – 8 pages</text:p>
          <text:list>
            <text:list-item>
              <text:p text:style-name="P14">Results without pT cuts</text:p>
            </text:list-item>
            <text:list-item>
              <text:p text:style-name="P14">Results with pT <text:s/>cuts</text:p>
            </text:list-item>
          </text:list>
        </text:list-item>
      </text:list>
      <text:p text:style-name="P4"/>
      <text:list xml:id="list125516356316373" text:continue-numbering="true" text:style-name="L1">
        <text:list-item>
          <text:p text:style-name="P1">Conclusion <text:s text:c="4"/><text:span text:style-name="T1">2</text:span> – <text:span text:style-name="T1">3 pages</text:span></text:p>
        </text:list-item>
      </text:list>
      <text:p text:style-name="P6"/>
      <text:list xml:id="list125514634286208" text:continue-numbering="true" text:style-name="L1">
        <text:list-item>
          <text:p text:style-name="P15">Appendixes – 15 pages. (<text:span text:style-name="T4">Similar to IntNote)</text:span></text:p>
          <text:list>
            <text:list-item>
              <text:p text:style-name="P17">Bin-by-bin unfolding in detail, toy MC</text:p>
            </text:list-item>
            <text:list-item>
              <text:p text:style-name="P17">All results and fits</text:p>
            </text:list-item>
            <text:list-item>
              <text:p text:style-name="P17">Results with no isolation cu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2:16:47.688327396</meta:creation-date>
    <meta:generator>LibreOffice/5.2.7.2$Linux_X86_64 LibreOffice_project/20$Build-2</meta:generator>
    <dc:date>2018-06-25T12:55:14.155719715</dc:date>
    <meta:editing-duration>PT38M21S</meta:editing-duration>
    <meta:editing-cycles>15</meta:editing-cycles>
    <meta:document-statistic meta:table-count="0" meta:image-count="0" meta:object-count="0" meta:page-count="1" meta:paragraph-count="38" meta:word-count="212" meta:character-count="1108" meta:non-whitespace-character-count="927"/>
  </office:meta>
</office:document-meta>
</file>